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fc93"/>
    </style:style>
    <style:style style:name="P2" style:family="paragraph" style:parent-style-name="Standard">
      <style:text-properties officeooo:paragraph-rsid="00049e94"/>
    </style:style>
    <style:style style:name="P3" style:family="paragraph" style:parent-style-name="Standard">
      <style:paragraph-properties fo:break-before="page"/>
      <style:text-properties officeooo:paragraph-rsid="00049e94"/>
    </style:style>
    <style:style style:name="T1" style:family="text">
      <style:text-properties officeooo:rsid="0002fc93"/>
    </style:style>
    <style:style style:name="T2" style:family="text">
      <style:text-properties fo:color="#c9211e" loext:opacity="100%">
        <loext:char-complex-color loext:theme-type="accent6" loext:color-type="theme">
          <loext:transformation loext:type="lumoff" loext:value="0"/>
        </loext:char-complex-color>
      </style:text-properties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02fc93"/>
    </style:style>
    <style:style style:name="T6" style:family="text">
      <style:text-properties officeooo:rsid="00049e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RCHIVOS EN EL REPOSITORIO:</text:span><text:line-break/><text:line-break/><text:line-break/><text:line-break/><text:span text:style-name="T3">manifest.json</text:span><text:line-break/><text:span text:style-name="T1">(</text:span>El "certificado de identidad" de la extensión.<text:span text:style-name="T1">)</text:span><text:line-break/><text:line-break/>- Le dice a Chrome cómo se llama la extensión, qué versión es y qué icono usar<text:line-break/>- Define qué permisos necesita (acceder a pestañas, guardar datos)<text:line-break/>- Indica en qué páginas funciona (solo en notebooklm.google.com)<text:line-break/>- Conecta todos los demás archivos entre sí<text:line-break/><text:line-break/><text:span text:style-name="T3">background.js</text:span><text:line-break/><text:span text:style-name="T1">(</text:span>El "cerebro" de la extensión que trabaja en segundo plano.<text:span text:style-name="T1">)</text:span><text:line-break/><text:line-break/>- Abre el formulario cuando haces clic en el icono de la extensión<text:line-break/>- Busca la pestaña de NotebookLM cuando presionas "Analizar"<text:line-break/>- Envía el protocolo a NotebookLM para que lo analice<text:line-break/>- Guarda los informes generados temporalmente<text:line-break/><text:span text:style-name="T2">- Abre la pestaña de resultados cuando el análisis está listo</text:span><text:line-break/>- Coordina todo el flujo entre el formulario, NotebookLM y el informe final<text:line-break/><text:line-break/><text:span text:style-name="T3">notebooklm-content.js</text:span><text:line-break/><text:span text:style-name="T1">(</text:span>El "agente secreto" que trabaja dentro de la página de NotebookLM.<text:span text:style-name="T1">)</text:span><text:line-break/><text:line-break/>- Encuentra el cuadro de texto donde escribes preguntas en NotebookLM<text:line-break/>- Pega automáticamente el protocolo que enviaste desde el formulario<text:line-break/>- Simula presionar Enter para enviar la pregunta<text:line-break/>- Vigila la respuesta de NotebookLM mientras se genera<text:line-break/>- Detecta cuando el informe está completo (busca "FIN DEL INFORME")</text:p>
      <text:p text:style-name="P1"><text:span text:style-name="T4">- </text:span><text:span text:style-name="T5">Otras anclas?</text:span><text:line-break/>- Extrae el texto completo del análisis y lo envía de vuelta al background<text:line-break/><text:line-break/><text:span text:style-name="T3">form.html</text:span><text:line-break/><text:span text:style-name="T1">(</text:span>La estructura del formulario que ves.<text:span text:style-name="T1">)</text:span><text:line-break/><text:line-break/>- Define <text:span text:style-name="T1">y crea </text:span>todos los campos <text:span text:style-name="T1">del formulario</text:span><text:line-break/>- Muestra los botones(Analizar,<text:span text:style-name="T4"> Limpiar respuestas</text:span>)<text:line-break/>- Organiza visualmente dónde va cada elemento<text:line-break/><text:line-break/><text:span text:style-name="T3">form.css</text:span><text:line-break/><text:span text:style-name="T1">(</text:span>El "diseñador" del formulario.<text:span text:style-name="T1">)</text:span><text:line-break/><text:line-break/>- Define **los colores** del formulario (fondo oscuro, azul para botones, etc.)<text:line-break/>- Establece **tamaños de texto**, espaciados y márgenes<text:line-break/>- Hace que el formulario se vea **moderno y profesional**<text:line-break/>- Crea los **efectos visuales** (sombras, bordes redondeados, animaciones)<text:line-break/>- Hace que el **spinner gire** cuando analizas</text:p>
      <text:p text:style-name="P1"/>
      <text:p text:style-name="P1"/>
      <text:p text:style-name="P1"/>
      <text:p text:style-name="P2"><text:soft-page-break/><text:line-break/><text:span text:style-name="T3"> form.js**</text:span><text:line-break/><text:span text:style-name="T1">(</text:span>El "motor" del formulario, lo que lo hace funcionar.<text:span text:style-name="T1">)</text:span><text:line-break/><text:line-break/>- Carga el protocolo ACR de ejemplo cuando abres el formulario<text:line-break/>- Crea las 3 catexias fijas (positivas y negativas)<text:line-break/>- Añade/elimina respuestas adicionales cuando marcas "Cambio"<text:line-break/>- Lee todos los datos que ingresaste (símbolos, tiempos, justificaciones, etc.)<text:line-break/>- Construye el prompt que se enviará a NotebookLM<text:line-break/>- Valida que hayas completado los campos obligatorios<text:line-break/>- Activa el spinner y desactiva el botón mientras analiza<text:line-break/>- Limpia las respuestas cuando presionas "Limpiar respuestas"<text:line-break/><text:line-break/><text:span text:style-name="T3">result.html</text:span><text:line-break/><text:span text:style-name="T1">(</text:span>La estructura de la página donde ves el informe final.<text:span text:style-name="T1">)</text:span><text:line-break/><text:line-break/>- Muestra el título"Informe Clínico"<text:line-break/>- Crea un cuadro de texto grande donde aparece el informe completo<text:line-break/>- Pone el botón "Imprimir / Guardar como PDF"<text:line-break/>- Permite editar el informe antes de imprimirlo<text:line-break/><text:line-break/><text:span text:style-name="T3">result.css</text:span><text:line-break/><text:span text:style-name="T6">(</text:span>El diseñador de la página de resultados.<text:span text:style-name="T6">)</text:span><text:line-break/><text:line-break/>- Define el estilo visual del informe (colores, fuentes, espaciados)<text:line-break/>- Hace que el informe se vea profesional y limpio<text:line-break/>- Cuando imprimes, cambia el formato para que salga bien en PDF (fondo blanco, fuente Times New Roman, sin botones)<text:line-break/><text:line-break/><text:span text:style-name="T3">result.js</text:span><text:line-break/><text:span text:style-name="T6">(</text:span>El "motor" de la página de resultados.<text:span text:style-name="T6">)</text:span><text:line-break/><text:line-break/>- Carga el informe guardado desde el almacenamiento temporal<text:line-break/>- Muestra el texto en el cuadro editable<text:line-break/>- Permite editar el contenido en tiempo real<text:line-break/>- Cuando presionas "Imprimir" abre el diálogo de impresión de Chrome<text:line-break/>- Formatea el texto para que se vea bien al guardar como PDF<text:line-break/><text:line-break/><text:span text:style-name="T3">icon.png</text:span><text:line-break/><text:span text:style-name="T6">(</text:span>El icono que ves en la barra de extensiones de Chrome.<text:span text:style-name="T6">)</text:span><text:line-break/><text:line-break/>- Representa visualmente la extensión<text:line-break/>- Se muestra en la barra de herramientas de Chrome<text:line-break/>- Al hacer clic en él, abre el formulario<text:line-break/><text:line-break/></text:p>
      <text:p text:style-name="P3"><text:span text:style-name="T3">FLUJO COMPLETO </text:span><text:line-break/><text:line-break/>1. **Haces clic en el icono** → `background.js` abre `form.html`<text:line-break/>2. **Completas el formulario** → `form.js` lee todos los datos<text:line-break/>3. **Presionas "Analizar"** → `form.js` envía todo a `background.js`<text:line-break/>4. **`background.js` busca NotebookLM** y se lo pasa a `notebooklm-content.js`<text:line-break/>5. **`notebooklm-content.js` pega el protocolo** y presiona Enter automáticamente<text:line-break/>6. **NotebookLM genera el análisis** mientras `notebooklm-content.js` vigila<text:line-break/>7. **Cuando termina**, `notebooklm-content.js` extrae el informe y lo envía a `background.js`<text:line-break/>8. **`background.js` guarda el informe** y abre `result.html`<text:line-break/>9. **`result.js` muestra el informe** y puedes editarlo<text:line-break/>10. **Presionas "Imprimir"** → se abre el diálogo para guardar como PDF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22T11:34:43.069000000</meta:creation-date>
    <dc:date>2026-01-22T11:47:47.269000000</dc:date>
    <meta:editing-duration>PT2M53S</meta:editing-duration>
    <meta:editing-cycles>1</meta:editing-cycles>
    <meta:document-statistic meta:table-count="0" meta:image-count="0" meta:object-count="0" meta:page-count="3" meta:paragraph-count="4" meta:word-count="655" meta:character-count="4220" meta:non-whitespace-character-count="3540"/>
    <meta:generator>LibreOffice/24.2.2.2$Windows_X86_64 LibreOffice_project/d56cc158d8a96260b836f100ef4b4ef25d6f1a01</meta:generator>
  </office:meta>
</office:document-meta>
</file>